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inux Libertine O1" svg:font-family="'Linux Libertine O'" style:font-pitch="variable"/>
    <style:font-face style:name="Ubuntu1" svg:font-family="Ubuntu" style:font-pitch="variable"/>
    <style:font-face style:name="Ubuntu" svg:font-family="Ubuntu" style:font-adornments="Standard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5">
      <style:text-properties fo:font-style="normal" style:font-style-asian="normal" style:font-style-complex="normal"/>
    </style:style>
    <style:style style:name="P3" style:family="paragraph" style:parent-style-name="Text_20_body" style:list-style-name="L6">
      <style:text-properties fo:font-style="normal" style:font-style-asian="normal" style:font-style-complex="normal"/>
    </style:style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inema Paradiso</text:h>
      <text:p text:style-name="P1">Progetto per il corso di Tecnologie Web - A.A. 2010-2011</text:p>
      <text:p text:style-name="P1"><text:span text:style-name="T1">Autori</text:span>: Alberto Maragno, Alessandro Benetti, Nicola Moretto</text:p>
      <text:table-of-content text:style-name="Sect1" text:protected="true" text:name="Indice generale1">
        <text:table-of-content-source text:outline-level="10" text:use-outline-level="false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8">Presentazione<text:tab/>1</text:p>
          <text:p text:style-name="P8">Progettazione<text:tab/>1</text:p>
          <text:p text:style-name="P9">Organizzazione dei contenuti<text:tab/>1</text:p>
          <text:p text:style-name="P9">Layout e navigazione<text:tab/>1</text:p>
          <text:p text:style-name="P9">Accessibilità<text:tab/>1</text:p>
          <text:p text:style-name="P8">Realizzazione<text:tab/>2</text:p>
          <text:p text:style-name="P9">HTML<text:tab/>2</text:p>
          <text:p text:style-name="P9">CSS<text:tab/>2</text:p>
          <text:p text:style-name="P9">Accessibilità<text:tab/>2</text:p>
          <text:p text:style-name="P8">Verifica<text:tab/>2</text:p>
        </text:index-body>
      </text:table-of-content>
      <text:h text:style-name="Heading_20_2" text:outline-level="2">Presentazione</text:h>
      <text:list xml:id="list193422673" text:style-name="L5">
        <text:list-item>
          <text:p text:style-name="P2">Di che cosa si tratta</text:p>
        </text:list-item>
        <text:list-item>
          <text:p text:style-name="P2">A quale pubblico si rivolge</text:p>
        </text:list-item>
      </text:list>
      <text:h text:style-name="Heading_20_2" text:outline-level="2">Progettazione</text:h>
      <text:list xml:id="list1661813701" text:style-name="L6">
        <text:list-item>
          <text:p text:style-name="P4">Individuazione <text:span text:style-name="T1">utenti</text:span> (sesso e età vari, in prossimità del cinema)</text:p>
        </text:list-item>
      </text:list>
      <text:h text:style-name="Heading_20_3" text:outline-level="3">Organizzazione dei contenuti</text:h>
      <text:list xml:id="list1632020071" text:continue-numbering="true" text:style-name="L6">
        <text:list-item>
          <text:p text:style-name="P4">Struttura del sito (gerarchica con mappa annessa)</text:p>
        </text:list-item>
        <text:list-item>
          <text:p text:style-name="P4">Individuazione e organizzazione dei <text:span text:style-name="T1">contenuti</text:span></text:p>
        </text:list-item>
        <text:list-item>
          <text:p text:style-name="P3">Sporadica duplicazione delle informazioni (programmazione) per far fronte a diverse esigenze informative dell'utente</text:p>
        </text:list-item>
      </text:list>
      <text:h text:style-name="Heading_20_3" text:outline-level="3">Layout e navigazione</text:h>
      <text:list xml:id="list1824952136" text:style-name="L8">
        <text:list-item>
          <text:p text:style-name="P6">Orientamento dell'utente</text:p>
        </text:list-item>
        <text:list-item>
          <text:p text:style-name="P6">Layout fluido (unità misura em - %)</text:p>
        </text:list-item>
        <text:list-item>
          <text:p text:style-name="P6">Scelta font</text:p>
        </text:list-item>
      </text:list>
      <text:h text:style-name="Heading_20_3" text:outline-level="3">Accessibilità</text:h>
      <text:list xml:id="list1318087748" text:style-name="L9">
        <text:list-item>
          <text:p text:style-name="P7">Sezione dedicata nella pagina informazioni</text:p>
        </text:list-item>
        <text:list-item>
          <text:p text:style-name="P7">Link salta contenuto</text:p>
        </text:list-item>
        <text:list-item>
          <text:p text:style-name="P7">Contenuti testuali alternativi (<text:a xlink:type="simple" xlink:href="http://www.w3.org/Translations/WCAG20-it/Overview.html">link</text:a>)</text:p>
        </text:list-item>
        <text:list-item>
          <text:p text:style-name="P7">Fogli di stile multipli</text:p>
        </text:list-item>
        <text:list-item>
          <text:p text:style-name="P7">Javascript non invasivo</text:p>
        </text:list-item>
        <text:list-item>
          <text:p text:style-name="P7">Uso non esclusivo colore per veicolare informazioni</text:p>
        </text:list-item>
        <text:list-item>
          <text:p text:style-name="P7"><text:soft-page-break/>Indicazione esplicita contenuti in lingua straniera</text:p>
        </text:list-item>
        <text:list-item>
          <text:p text:style-name="P7">Uso tabella solo per prenotazioni</text:p>
        </text:list-item>
        <text:list-item>
          <text:p text:style-name="P7">Menu di navigazione accessibile (<text:span text:style-name="T1">accesskey</text:span><text:span text:style-name="T3"> numeriche per evitare conflitto con browser – tabulazione predefinita – link adiacenti separati mediante pipe '|'</text:span>)</text:p>
        </text:list-item>
        <text:list-item>
          <text:p text:style-name="P7">Leggibilità contenuto: uso frequente di elenchi e interlinea ampi</text:p>
        </text:list-item>
        <text:list-item>
          <text:p text:style-name="P7">Immagini: locandine parte del contenuto informativo</text:p>
        </text:list-item>
      </text:list>
      <text:h text:style-name="Heading_20_2" text:outline-level="2">Realizzazione</text:h>
      <text:h text:style-name="Heading_20_3" text:outline-level="3">HTML</text:h>
      <text:h text:style-name="Heading_20_3" text:outline-level="3">CSS</text:h>
      <text:h text:style-name="Heading_20_3" text:outline-level="3">Accessibilità</text:h>
      <text:h text:style-name="Heading_20_2" text:outline-level="2">Verifica</text:h>
      <text:list xml:id="list770908969" text:style-name="L7">
        <text:list-item>
          <text:p text:style-name="P5">Sistemi operativi (Windows, Linux)</text:p>
        </text:list-item>
        <text:list-item>
          <text:p text:style-name="P5">Browser (IE, Firefox, Opera, Safari, testual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inux Libertine O1" svg:font-family="'Linux Libertine O'" style:font-pitch="variable"/>
    <style:font-face style:name="Ubuntu1" svg:font-family="Ubuntu" style:font-pitch="variable"/>
    <style:font-face style:name="Ubuntu" svg:font-family="Ubuntu" style:font-adornments="Standard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1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nux Libertine O" fo:font-size="20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2pt" style:font-size-asian="10.5pt"/>
    </style:style>
    <style:style style:name="List" style:family="paragraph" style:parent-style-name="Text_20_body" style:class="list">
      <style:text-properties style:font-name="Linux Libertine O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Libertine 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size="12pt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variant="small-caps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fo:text-align="start" style:justify-single-word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" fo:font-size="9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 </meta:initial-creator>
    <meta:creation-date>2011-08-16T11:56:21</meta:creation-date>
    <dc:date>2011-08-19T19:01:57</dc:date>
    <dc:creator>Nicola </dc:creator>
    <meta:editing-duration>PT2H54M34S</meta:editing-duration>
    <meta:editing-cycles>93</meta:editing-cycles>
    <meta:generator>LibreOffice/3.3$Unix LibreOffice_project/330m19$Build-202</meta:generator>
    <meta:document-statistic meta:table-count="0" meta:image-count="0" meta:object-count="0" meta:page-count="2" meta:paragraph-count="46" meta:word-count="217" meta:character-count="1459"/>
  </office:meta>
</office:document-meta>
</file>